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1819000007FF600007FF69B6B2482B00EFE5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2.757cm" svg:height="32.757cm" svg:x="13.557cm" svg:y="4.787cm">
          <draw:image xlink:href="Pictures/2001819000007FF600007FF69B6B2482B00EFE5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09:53:15.153000000</meta:creation-date>
    <dc:date>2017-01-17T10:11:14.262000000</dc:date>
    <meta:editing-duration>PT7M48S</meta:editing-duration>
    <meta:editing-cycles>1</meta:editing-cycles>
    <meta:document-statistic meta:object-count="1"/>
    <meta:generator>LibreOffice/5.2.3.3$Windows_x86 LibreOffice_project/d54a8868f08a7b39642414cf2c8ef2f228f780cf</meta:generator>
  </office:meta>
</office:document-meta>
</file>